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/>
    </style:style>
    <style:style style:name="P2" style:family="paragraph" style:parent-style-name="Heading_20_1">
      <style:text-properties style:font-name="Times New Roman" fo:language="ru" fo:country="RU"/>
    </style:style>
    <style:style style:name="P3" style:family="paragraph" style:parent-style-name="Text_20_body" style:list-style-name="L1">
      <style:text-properties style:font-name="Times New Roman"/>
    </style:style>
    <style:style style:name="T1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Создание собственных блоков для программного комплекса</text:h>
          </table:table-cell>
        </table:table-row>
        <table:table-row table:style-name="Table1.2">
          <table:table-cell table:style-name="Table1.A2" office:value-type="string">
            <text:p text:style-name="P1">Среда разработки ПК <text:span text:style-name="T1">МВТУ</text:span> позволяет создавать собственные блоки и включать их в библиотеку блоков программного комплекса. Создание блоков может производиться тремя способами:</text:p>
            <text:list xml:id="list4442169126976282037" text:style-name="L1">
              <text:list-item>
                <text:p text:style-name="P3">При помощи блока типа «Субмодель»;</text:p>
              </text:list-item>
              <text:list-item>
                <text:p text:style-name="P3">При помощи блока типа «Язык программирования»;</text:p>
              </text:list-item>
              <text:list-item>
                <text:p text:style-name="P3">Путём создания собственной DLL с моделями блоков и написания соответствующего класса для библиотеки генерации кода.</text:p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оздание собственных блоков для программного комплекса</dc:title>
    <dc:date>2012-01-22T05:17:36.39</dc:date>
    <meta:generator>OpenOffice_Beta/4.1.0$Win32 OpenOffice.org_project/410m14$Build-9760</meta:generator>
    <meta:editing-duration>PT5H30S</meta:editing-duration>
    <meta:editing-cycles>108</meta:editing-cycles>
    <dc:creator>Александр </dc:creator>
    <meta:document-statistic meta:table-count="1" meta:image-count="0" meta:object-count="0" meta:page-count="1" meta:paragraph-count="5" meta:word-count="57" meta:character-count="428"/>
    <meta:user-defined meta:name="Поле 1"/>
    <meta:user-defined meta:name="Поле 2"/>
    <meta:user-defined meta:name="Поле 3"/>
    <meta:user-defined meta:name="Поле 4"/>
  </office:meta>
</office:document-meta>
</file>